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b95" officeooo:paragraph-rsid="0018bb95"/>
    </style:style>
    <style:style style:name="P2" style:family="paragraph" style:parent-style-name="Standard">
      <style:text-properties officeooo:rsid="001f2c93" officeooo:paragraph-rsid="001f2c93"/>
    </style:style>
    <style:style style:name="P3" style:family="paragraph" style:parent-style-name="Standard">
      <style:text-properties fo:color="#000000" style:font-name="Monospace" fo:font-size="10pt" officeooo:rsid="001ed0de" officeooo:paragraph-rsid="001ed0de" style:font-size-asian="10pt"/>
    </style:style>
    <style:style style:name="P4" style:family="paragraph" style:parent-style-name="Standard">
      <style:text-properties fo:color="#000000" style:font-name="Monospace" fo:font-size="10pt" officeooo:rsid="0019a678" officeooo:paragraph-rsid="0023bc74" style:font-size-asian="10pt"/>
    </style:style>
    <style:style style:name="P5" style:family="paragraph" style:parent-style-name="Standard">
      <style:text-properties fo:color="#000000" style:font-name="Monospace" fo:font-size="10pt" officeooo:rsid="00224667" officeooo:paragraph-rsid="002563c9" style:font-size-asian="10pt"/>
    </style:style>
    <style:style style:name="P6" style:family="paragraph" style:parent-style-name="Standard">
      <style:text-properties fo:color="#000000" style:font-name="Monospace" fo:font-size="10pt" style:text-underline-style="none" officeooo:rsid="001ed0de" officeooo:paragraph-rsid="001ed0de" style:font-size-asian="10pt"/>
    </style:style>
    <style:style style:name="P7" style:family="paragraph" style:parent-style-name="Standard">
      <style:text-properties fo:color="#000000" style:font-name="Monospace" fo:font-size="10pt" style:text-underline-style="none" officeooo:rsid="0023bc74" officeooo:paragraph-rsid="0023bc74" style:font-size-asian="10pt"/>
    </style:style>
    <style:style style:name="P8" style:family="paragraph" style:parent-style-name="Standard">
      <style:text-properties officeooo:rsid="00224667" officeooo:paragraph-rsid="00224667"/>
    </style:style>
    <style:style style:name="P9" style:family="paragraph" style:parent-style-name="Standard">
      <style:text-properties officeooo:rsid="001b2868" officeooo:paragraph-rsid="001b2868"/>
    </style:style>
    <style:style style:name="P10" style:family="paragraph" style:parent-style-name="Standard">
      <style:text-properties officeooo:rsid="0023bc74" officeooo:paragraph-rsid="0023bc74"/>
    </style:style>
    <style:style style:name="P11" style:family="paragraph" style:parent-style-name="Standard">
      <style:text-properties officeooo:rsid="0018bb95" officeooo:paragraph-rsid="0018bb95"/>
    </style:style>
    <style:style style:name="P12" style:family="paragraph" style:parent-style-name="Standard">
      <style:text-properties officeooo:rsid="001ecc2e" officeooo:paragraph-rsid="001ecc2e"/>
    </style:style>
    <style:style style:name="P13" style:family="paragraph" style:parent-style-name="Standard">
      <style:text-properties officeooo:rsid="002563c9" officeooo:paragraph-rsid="002563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</text:p>
      <text:p text:style-name="P1"/>
      <text:p text:style-name="P1"/>
      <text:p text:style-name="P10">Info</text:p>
      <text:p text:style-name="P1"><text:a xlink:type="simple" xlink:href="https://www.youtube.com/playlist?list=PLWms45O3n--4t1cUhKrqgOLeHE_sRtr0S" text:style-name="Internet_20_link" text:visited-style-name="Visited_20_Internet_20_Link">https://www.youtube.com/playlist?list=PLWms45O3n--4t1cUhKrqgOLeHE_sRtr0S</text:a></text:p>
      <text:p text:style-name="P1"><text:a xlink:type="simple" xlink:href="https://stackoverflow.com/questions/10902789/awt-keylistener-slow-reaction" text:style-name="Internet_20_link" text:visited-style-name="Visited_20_Internet_20_Link">https://stackoverflow.com/questions/10902789/awt-keylistener-slow-reaction</text:a></text:p>
      <text:p text:style-name="P2"><text:a xlink:type="simple" xlink:href="https://www.cs.cmu.edu/~adamchik/15-121/lectures/Linked%20Lists/code/LinkedList.java" text:style-name="Internet_20_link" text:visited-style-name="Visited_20_Internet_20_Link">https://www.cs.cmu.edu/~adamchik/15-121/lectures/Linked%20Lists/code/LinkedList.java</text:a></text:p>
      <text:p text:style-name="P2"/>
      <text:p text:style-name="P12"/>
      <text:p text:style-name="P10">Imagenes</text:p>
      <text:p text:style-name="P13"><text:a xlink:type="simple" xlink:href="https://donaldcarling.wordpress.com/2016/03/10/star-strike-game-build/blast-harrier-laser-2/" text:style-name="Internet_20_link" text:visited-style-name="Visited_20_Internet_20_Link">https://donaldcarling.wordpress.com/2016/03/10/star-strike-game-build/blast-harrier-laser-2/</text:a></text:p>
      <text:p text:style-name="P10"><text:a xlink:type="simple" xlink:href="https://pngtree.com/freepng/space-ship_3370141.html" text:style-name="Internet_20_link" text:visited-style-name="Visited_20_Internet_20_Link">https://pngtree.com/freepng/space-ship_3370141.html</text:a></text:p>
      <text:p text:style-name="P9"><text:a xlink:type="simple" xlink:href="https://lematworks.tumblr.com/post/155443373277/produced-by-lemat-works-twinkle-night1-2-3-4-5-6" text:style-name="Internet_20_link" text:visited-style-name="Visited_20_Internet_20_Link">https://lematworks.tumblr.com/post/155443373277/produced-by-lemat-works-twinkle-night1-2-3-4-5-6</text:a></text:p>
      <text:p text:style-name="P8"/>
      <text:p text:style-name="P6"/>
      <text:p text:style-name="P7">No las uso</text:p>
      <text:p text:style-name="P4"><text:a xlink:type="simple" xlink:href="http://gratuitousspacebattles.wikia.com/wiki/File:Federation_Leopard_Fighter.png" text:style-name="Internet_20_link" text:visited-style-name="Visited_20_Internet_20_Link">http://gratuitousspacebattles.wikia.com/wiki/File:Federation_Leopard_Fighter.png</text:a></text:p>
      <text:p text:style-name="P5"><text:a xlink:type="simple" xlink:href="https://www.clker.com/clipart-red-line-1.html" text:style-name="Internet_20_link" text:visited-style-name="Visited_20_Internet_20_Link">https://www.clker.com/clipart-red-line-1.html</text:a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1:27:37.851858196</meta:creation-date>
    <dc:date>2018-04-10T00:01:46.521959670</dc:date>
    <meta:editing-duration>P12DT6M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" meta:character-count="624" meta:non-whitespace-character-count="622"/>
  </office:meta>
</office:document-meta>
</file>